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B0000031109B0E92A72D08A04.png" manifest:media-type="image/png"/>
  <manifest:file-entry manifest:full-path="Pictures/100002010000078000000438FBB26FB3B3677185.png" manifest:media-type="image/png"/>
  <manifest:file-entry manifest:full-path="Pictures/10000201000003580000021C2E01C7D1EF44CF18.png" manifest:media-type="image/png"/>
  <manifest:file-entry manifest:full-path="Pictures/100002010000065F000001FF97CB092AA15E56C4.png" manifest:media-type="image/png"/>
  <manifest:file-entry manifest:full-path="Pictures/1000020100000411000002F01624D62D6CFE07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6b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3681in" draw:z-index="0"><draw:image xlink:href="Pictures/10000201000003580000021C2E01C7D1EF44CF18.png" xlink:type="simple" xlink:show="embed" xlink:actuate="onLoad" loext:mime-type="image/png"/></draw:frame></text:p>
      <text:p text:style-name="Standard"><draw:frame draw:style-name="fr1" draw:name="Image2" text:anchor-type="paragraph" svg:width="6.9252in" svg:height="5.002in" draw:z-index="1"><draw:image xlink:href="Pictures/1000020100000411000002F01624D62D6CFE076C.png" xlink:type="simple" xlink:show="embed" xlink:actuate="onLoad" loext:mime-type="image/png"/></draw:frame><text:soft-page-break/></text:p>
      <text:p text:style-name="Standard"><draw:frame draw:style-name="fr1" draw:name="Image3" text:anchor-type="paragraph" svg:width="6.9252in" svg:height="3.8953in" draw:z-index="2"><draw:image xlink:href="Pictures/100002010000078000000438FBB26FB3B3677185.png" xlink:type="simple" xlink:show="embed" xlink:actuate="onLoad" loext:mime-type="image/png"/></draw:frame></text:p>
      <text:p text:style-name="P1"><draw:frame draw:style-name="fr1" draw:name="Image4" text:anchor-type="paragraph" svg:width="6.9252in" svg:height="3.2146in" draw:z-index="3"><draw:image xlink:href="Pictures/100002010000069B0000031109B0E92A72D08A04.png" xlink:type="simple" xlink:show="embed" xlink:actuate="onLoad" loext:mime-type="image/png"/></draw:frame><text:soft-page-break/></text:p>
      <text:p text:style-name="P1"><draw:frame draw:style-name="fr1" draw:name="Image5" text:anchor-type="paragraph" svg:width="6.9252in" svg:height="2.1693in" draw:z-index="4"><draw:image xlink:href="Pictures/100002010000065F000001FF97CB092AA15E56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0:24:55.385385586</meta:creation-date>
    <dc:date>2020-03-24T10:36:14.700767741</dc:date>
    <meta:editing-duration>PT1M9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